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Symmetric_20_Arrow" draw:marker-end-width="0.2cm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end="Symmetric_20_Arrow" draw:marker-end-width="0.2cm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000000" draw:marker-end="Symmetric_20_Arrow" draw:marker-end-width="0.2cm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marker-end="Symmetric_20_Arrow" draw:marker-end-width="0.2cm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35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5cm" fo:min-width="2.177cm" fo:padding-top="0cm" fo:padding-bottom="0cm" fo:padding-left="0cm" fo:padding-right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style:font-name="Arial1" fo:font-size="12pt" fo:language="en" fo:country="US" fo:font-style="normal" fo:font-weight="normal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9pt" fo:language="en" fo:country="US" fo:font-style="normal" fo:font-weight="normal" style:font-size-asian="12pt" style:font-size-complex="12pt"/>
    </style:style>
    <style:style style:name="P5" style:family="paragraph">
      <style:paragraph-properties fo:text-align="center"/>
      <style:text-properties style:font-name="Arial1" fo:font-size="9pt" fo:language="en" fo:country="US" fo:font-style="normal" fo:font-weight="normal"/>
    </style:style>
    <style:style style:name="P6" style:family="paragraph">
      <style:text-properties style:font-name="Arial1" fo:font-size="10pt" fo:language="en" fo:country="US" fo:font-style="normal" fo:font-weight="normal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Arial1" fo:font-size="12pt" fo:language="en" fo:country="US" fo:font-style="normal" fo:font-weight="normal" style:font-size-asian="12pt" style:font-size-complex="12pt"/>
    </style:style>
    <style:style style:name="T2" style:family="text">
      <style:text-properties style:font-name="Arial1" fo:font-size="10pt" fo:language="en" fo:country="US" fo:font-style="normal" fo:font-weight="normal" style:font-size-asian="10pt" style:font-size-complex="10pt"/>
    </style:style>
    <style:style style:name="T3" style:family="text">
      <style:text-properties style:font-name="Arial1" fo:font-size="9pt" fo:language="en" fo:country="US" fo:font-style="normal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2.5cm" svg:height="1cm" svg:x="0.1cm" svg:y="15.498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2.5cm" svg:height="1cm" svg:x="0.1cm" svg:y="12.898cm">
          <draw:glue-point draw:id="4" svg:x="1.4cm" svg:y="-5cm"/>
          <draw:glue-point draw:id="5" svg:x="4cm" svg:y="-5cm"/>
          <draw:glue-point draw:id="6" svg:x="-3cm" svg:y="-5cm"/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1.2cm" svg:x="1.85cm" svg:y="8.698cm">
          <text:p text:style-name="P3"><text:span text:style-name="T1">Buffer</text:span></text:p>
          <text:p text:style-name="P3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2.7cm" svg:x="0.1cm" svg:y="5.398cm">
          <draw:glue-point draw:id="4" svg:x="-3cm" svg:y="5.003cm"/>
          <draw:glue-point draw:id="5" svg:x="0.5cm" svg:y="5.003cm"/>
          <draw:glue-point draw:id="6" svg:x="3.5cm" svg:y="5cm"/>
          <text:p text:style-name="P3"><text:span text:style-name="T1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6.5cm" svg:height="1cm" svg:x="6.1cm" svg:y="9.398cm">
          <draw:glue-point draw:id="4" svg:x="-0.769cm" svg:y="-4.98cm"/>
          <draw:glue-point draw:id="5" svg:x="4.23cm" svg:y="-4.98cm"/>
          <draw:glue-point draw:id="6" svg:x="3.076cm" svg:y="5cm"/>
          <text:p text:style-name="P1"><text:span text:style-name="T1">Virtual Mem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5cm" svg:height="2.7cm" svg:x="6.1cm" svg:y="5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2.5cm" svg:height="1cm" svg:x="0.1cm" svg:y="3.798cm">
          <draw:glue-point draw:id="4" svg:x="4.6cm" svg:y="5.01cm"/>
          <draw:glue-point draw:id="5" svg:x="-3cm" svg:y="5cm"/>
          <draw:glue-point draw:id="6" svg:x="2cm" svg:y="5.01cm"/>
          <draw:glue-point draw:id="7" svg:x="-2.2cm" svg:y="-5cm"/>
          <draw:glue-point draw:id="8" svg:x="3.2cm" svg:y="-5cm"/>
          <text:p text:style-name="P3"><text:span text:style-name="T1">System Call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cm" svg:height="1cm" svg:x="6.1cm" svg:y="10.398cm">
          <text:p text:style-name="P1"><text:span text:style-name="T1">Swapp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5cm" svg:height="1cm" svg:x="0.1cm" svg:y="10.398cm">
          <draw:glue-point draw:id="4" svg:x="-0.555cm" svg:y="-4.98cm"/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75cm" svg:height="1cm" svg:x="2.35cm" svg:y="10.398cm">
          <draw:glue-point draw:id="4" svg:x="-3.181cm" svg:y="-4.98cm"/>
          <draw:glue-point draw:id="5" svg:x="2.272cm" svg:y="-4.98cm"/>
          <text:p text:style-name="P3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cm" svg:height="1cm" svg:x="0.1cm" svg:y="11.398cm">
          <text:p text:style-name="P1"><text:span text:style-name="T1">Device Driver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.1cm" svg:y1="10.898cm" svg:x2="5.1cm" svg:y2="10.898cm" draw:start-shape="id1" draw:start-glue-point="3" draw:end-shape="id2" draw:end-glue-point="1" svg:d="M6100 10898h-1000" svg:viewBox="0 0 1001 1">
          <text:p/>
        </draw:connector>
        <draw:connector draw:style-name="gr3" draw:text-style-name="P5" draw:layer="layout" draw:type="line" svg:x1="2.85cm" svg:y1="9.898cm" svg:x2="2.851cm" svg:y2="10.4cm" draw:start-shape="id3" draw:start-glue-point="2" draw:end-shape="id2" draw:end-glue-point="4" svg:d="M2850 9898l1 502" svg:viewBox="0 0 2 503">
          <text:p/>
        </draw:connector>
        <draw:connector draw:style-name="gr3" draw:text-style-name="P5" draw:layer="layout" draw:type="line" svg:x1="1.1cm" svg:y1="8.098cm" svg:x2="1.101cm" svg:y2="10.4cm" draw:start-shape="id4" draw:start-glue-point="4" draw:end-shape="id5" draw:end-glue-point="4" svg:d="M1100 8098l1 2302" svg:viewBox="0 0 2 2303">
          <text:p/>
        </draw:connector>
        <draw:connector draw:style-name="gr3" draw:text-style-name="P5" draw:layer="layout" draw:type="line" svg:x1="2.85cm" svg:y1="8.098cm" svg:x2="2.85cm" svg:y2="8.698cm" draw:start-shape="id4" draw:start-glue-point="5" draw:end-shape="id3" draw:end-glue-point="0" svg:d="M2850 8098v600" svg:viewBox="0 0 1 601">
          <text:p/>
        </draw:connector>
        <draw:connector draw:style-name="gr3" draw:text-style-name="P5" draw:layer="layout" draw:type="line" svg:x1="8.85cm" svg:y1="8.098cm" svg:x2="8.851cm" svg:y2="9.4cm" draw:start-shape="id6" draw:start-glue-point="2" draw:end-shape="id7" draw:end-glue-point="4" svg:d="M8850 8098l1 1302" svg:viewBox="0 0 2 1303">
          <text:p/>
        </draw:connector>
        <draw:connector draw:style-name="gr3" draw:text-style-name="P5" draw:layer="layout" draw:type="line" svg:x1="12.1cm" svg:y1="4.798cm" svg:x2="12.099cm" svg:y2="9.4cm" draw:start-shape="id8" draw:start-glue-point="4" draw:end-shape="id7" draw:end-glue-point="5" svg:d="M12100 4798l-1 4602" svg:viewBox="0 0 2 4603">
          <text:p/>
        </draw:connector>
        <draw:custom-shape draw:style-name="gr4" draw:text-style-name="P2" draw:layer="layout" svg:width="2.4cm" svg:height="1cm" svg:x="9.05cm" svg:y="6.9cm">
          <text:p text:style-name="P3"><text:span text:style-name="T1">Schedu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4cm" svg:height="1cm" svg:x="9.05cm" svg:y="5.6cm">
          <text:p text:style-name="P3"><text:span text:style-name="T1">I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cm" svg:height="2.7cm" svg:x="6.15cm" svg:y="5.4cm">
          <text:p text:style-name="P3"><text:span text:style-name="T1">Process</text:span></text:p>
          <text:p text:style-name="P3"><text:span text:style-name="T1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35cm" svg:y1="8.098cm" svg:x2="4.349cm" svg:y2="10.4cm" draw:start-shape="id4" draw:start-glue-point="6" draw:end-shape="id2" draw:end-glue-point="5" svg:d="M4350 8098l-1 2302" svg:viewBox="0 0 2 2303">
          <text:p/>
        </draw:connector>
        <draw:connector draw:style-name="gr3" draw:text-style-name="P5" draw:layer="layout" draw:type="line" svg:x1="2.6cm" svg:y1="12.398cm" svg:x2="2.6cm" svg:y2="12.898cm" draw:start-shape="id9" draw:start-glue-point="2" draw:end-shape="id10" draw:end-glue-point="6" svg:d="M2600 12398v500" svg:viewBox="0 0 1 501">
          <text:p/>
        </draw:connector>
        <draw:connector draw:style-name="gr3" draw:text-style-name="P5" draw:layer="layout" draw:type="line" svg:x1="8.1cm" svg:y1="11.398cm" svg:x2="8.1cm" svg:y2="12.898cm" draw:start-shape="id1" draw:start-glue-point="2" draw:end-shape="id10" draw:end-glue-point="4" svg:d="M8100 11398v1500" svg:viewBox="0 0 1 1501">
          <text:p/>
        </draw:connector>
        <draw:connector draw:style-name="gr3" draw:text-style-name="P5" draw:layer="layout" draw:type="line" svg:x1="11.349cm" svg:y1="10.398cm" svg:x2="11.35cm" svg:y2="12.898cm" draw:start-shape="id7" draw:start-glue-point="6" draw:end-shape="id10" draw:end-glue-point="5" svg:d="M11349 10398l1 2500" svg:viewBox="0 0 2 2501">
          <text:p/>
        </draw:connector>
        <draw:connector draw:style-name="gr3" draw:text-style-name="P5" draw:layer="layout" draw:type="line" svg:x1="2.6cm" svg:y1="4.798cm" svg:x2="2.6cm" svg:y2="5.398cm" draw:start-shape="id8" draw:start-glue-point="5" draw:end-shape="id4" draw:end-glue-point="0" svg:d="M2600 4798v600" svg:viewBox="0 0 1 601">
          <text:p/>
        </draw:connector>
        <draw:connector draw:style-name="gr3" draw:text-style-name="P5" draw:layer="layout" draw:type="line" svg:x1="8.85cm" svg:y1="4.798cm" svg:x2="8.85cm" svg:y2="5.398cm" draw:start-shape="id8" draw:start-glue-point="6" draw:end-shape="id6" draw:end-glue-point="0" svg:d="M8850 4798v600" svg:viewBox="0 0 1 601">
          <text:p/>
        </draw:connector>
        <draw:custom-shape draw:style-name="gr1" draw:text-style-name="P2" xml:id="id12" draw:id="id12" draw:layer="layout" svg:width="4.501cm" svg:height="1.001cm" svg:x="8.1cm" svg:y="1.599cm">
          <text:p text:style-name="P3"><text:span text:style-name="T1">User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2.503cm" svg:height="1cm" svg:x="0.1cm" svg:y="0.1cm">
          <draw:glue-point draw:id="4" svg:x="-2.2cm" svg:y="4.986cm"/>
          <draw:glue-point draw:id="5" svg:x="3.198cm" svg:y="4.986cm"/>
          <text:p text:style-name="P3"><text:span text:style-name="T1">User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601cm" svg:y1="1.098cm" svg:x2="3.6cm" svg:y2="3.798cm" draw:start-shape="id11" draw:start-glue-point="4" draw:end-shape="id8" draw:end-glue-point="7" svg:d="M3601 1098l-1 2700" svg:viewBox="0 0 2 2701">
          <text:p/>
        </draw:connector>
        <draw:connector draw:style-name="gr3" draw:text-style-name="P5" draw:layer="layout" draw:type="line" svg:x1="10.349cm" svg:y1="1.098cm" svg:x2="10.35cm" svg:y2="1.599cm" draw:start-shape="id11" draw:start-glue-point="5" draw:end-shape="id12" draw:end-glue-point="0" svg:d="M10349 1098l1 501" svg:viewBox="0 0 2 502">
          <text:p/>
        </draw:connector>
        <draw:connector draw:style-name="gr3" draw:text-style-name="P5" draw:layer="layout" draw:type="line" svg:x1="10.35cm" svg:y1="2.6cm" svg:x2="10.35cm" svg:y2="3.798cm" draw:start-shape="id12" draw:start-glue-point="2" draw:end-shape="id8" draw:end-glue-point="8" svg:d="M10350 2600v1198" svg:viewBox="0 0 1 1199">
          <text:p/>
        </draw:connector>
        <draw:connector draw:style-name="gr6" draw:text-style-name="P5" draw:layer="layout" draw:type="line" svg:x1="0.105cm" svg:y1="3.112cm" svg:x2="12.575cm" svg:y2="3.092cm" svg:d="M105 3112l12470-20" svg:viewBox="0 0 12471 21">
          <text:p/>
        </draw:connector>
        <draw:frame draw:style-name="gr7" draw:text-style-name="P6" draw:layer="layout" svg:width="1.683cm" svg:height="0.399cm" svg:x="0.1cm" svg:y="2.6cm">
          <draw:text-box>
            <text:p><text:span text:style-name="T2">User Level</text:span></text:p>
          </draw:text-box>
        </draw:frame>
        <draw:frame draw:style-name="gr7" draw:text-style-name="P6" draw:layer="layout" svg:width="1.78cm" svg:height="0.357cm" svg:x="0.1cm" svg:y="3.2cm">
          <draw:text-box>
            <text:p><text:span text:style-name="T3">Kernel Level</text:span></text:p>
          </draw:text-box>
        </draw:frame>
        <draw:connector draw:style-name="gr6" draw:text-style-name="P5" draw:layer="layout" draw:type="line" svg:x1="0.107cm" svg:y1="14.912cm" svg:x2="12.577cm" svg:y2="14.892cm" svg:d="M107 14912l12470-20" svg:viewBox="0 0 12471 21">
          <text:p/>
        </draw:connector>
        <draw:frame draw:style-name="gr7" draw:text-style-name="P6" draw:layer="layout" svg:width="1.949cm" svg:height="0.399cm" svg:x="0.1cm" svg:y="14.4cm">
          <draw:text-box>
            <text:p text:style-name="P7"><text:span text:style-name="T2">Kernel Level</text:span></text:p>
          </draw:text-box>
        </draw:frame>
        <draw:frame draw:style-name="gr8" draw:text-style-name="P6" draw:layer="layout" svg:width="2.462cm" svg:height="0.399cm" svg:x="0.1cm" svg:y="15cm">
          <draw:text-box>
            <text:p text:style-name="P7"><text:span text:style-name="T2">Hardware Level</text:span></text:p>
          </draw:text-box>
        </draw:frame>
        <draw:connector draw:style-name="gr3" draw:text-style-name="P5" draw:layer="layout" draw:type="line" svg:x1="6.35cm" svg:y1="13.898cm" svg:x2="6.35cm" svg:y2="15.498cm" draw:start-shape="id10" draw:start-glue-point="2" draw:end-shape="id13" svg:d="M6350 13898v1600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7cm" fo:page-height="1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10:29:57.952228040</meta:creation-date>
    <dc:date>2014-10-31T21:06:46.579186919</dc:date>
    <meta:editing-duration>PT11M41S</meta:editing-duration>
    <meta:editing-cycles>8</meta:editing-cycles>
    <meta:generator>LibreOffice/4.2.6.3$Linux_x86 LibreOffice_project/420m0$Build-3</meta:generator>
    <meta:document-statistic meta:object-count="38"/>
  </office:meta>
</office:document-meta>
</file>